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cccccc" draw:marker-start-width="0.279cm" draw:marker-end-width="0.279cm" draw:fill="none" draw:textarea-horizontal-align="justify" draw:textarea-vertical-align="middle" draw:auto-grow-height="false" fo:min-height="3.798cm" fo:min-width="9.648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stroke-dash="Fine_20_Dashed" svg:stroke-color="#000000" draw:fill="solid" draw:fill-color="#ffffff" draw:textarea-horizontal-align="left" draw:auto-grow-height="true" draw:auto-grow-width="true" fo:min-height="0.7cm" fo:min-width="1.234cm"/>
    </style:style>
    <style:style style:name="gr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7cm" fo:min-width="0.52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0.598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cm" fo:min-width="1.234cm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cm" fo:min-width="0.971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Fine_20_Dashed" svg:stroke-width="0.053cm" svg:stroke-color="#cccccc" draw:marker-start-width="0.279cm" draw:marker-end-width="0.279cm" draw:fill="none" draw:textarea-horizontal-align="justify" draw:textarea-vertical-align="middle" draw:auto-grow-height="false" fo:min-height="3.798cm" fo:min-width="4.848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cccccc" draw:marker-start-width="0.279cm" draw:marker-end-width="0.279cm" draw:fill="none" draw:textarea-horizontal-align="justify" draw:textarea-vertical-align="middle" draw:auto-grow-height="false" fo:min-height="4.29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stroke-dash="Fine_20_Dashed" svg:stroke-color="#000000" draw:fill="solid" draw:fill-color="#ffffff" draw:textarea-horizontal-align="left" draw:auto-grow-height="true" draw:auto-grow-width="true" fo:min-height="0.7cm" fo:min-width="0.705cm"/>
    </style:style>
    <style:style style:name="gr11" style:family="graphic" style:parent-style-name="standard">
      <style:graphic-properties draw:stroke="none" draw:stroke-dash="Fine_20_Dashed" svg:stroke-color="#000000" draw:fill="solid" draw:fill-color="#ffffff" draw:textarea-horizontal-align="left" draw:auto-grow-height="true" draw:auto-grow-width="true" fo:min-height="0.7cm" fo:min-width="2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68cm" fo:min-width="1.323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68cm" fo:min-width="2.644cm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68cm" fo:min-width="2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LM Roman 12" fo:font-size="14pt" style:font-size-asian="14pt" style:font-size-complex="14pt"/>
    </style:style>
    <style:style style:name="P3" style:family="paragraph">
      <loext:graphic-properties draw:fill="solid" draw:fill-color="#ffffff"/>
      <style:text-properties fo:color="#b2b2b2" style:font-name="LM Roman 12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LM Roman 12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M Roman 12" fo:font-size="14pt" style:font-size-asian="14pt" style:font-size-complex="14pt"/>
    </style:style>
    <style:style style:name="P7" style:family="paragraph">
      <loext:graphic-properties draw:fill="none" draw:fill-color="#ffffff"/>
      <style:text-properties style:font-name="LM Mono 121" fo:font-size="12pt" style:font-size-asian="12pt" style:font-size-complex="12pt"/>
    </style:style>
    <style:style style:name="T1" style:family="text">
      <style:text-properties style:font-name="LM Roman 12" fo:font-size="14pt" style:font-size-asian="14pt" style:font-size-complex="14pt"/>
    </style:style>
    <style:style style:name="T2" style:family="text">
      <style:text-properties fo:color="#b2b2b2" style:font-name="LM Roman 12" fo:font-size="14pt" style:font-size-asian="14pt" style:font-size-complex="14pt"/>
    </style:style>
    <style:style style:name="T3" style:family="text">
      <style:text-properties style:font-name="LM Mono 12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4.1cm" svg:x="0.857cm" svg:y="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34cm" svg:height="0.95cm" draw:transform="rotate (-1.5707963267949) translate (11.657cm 1.7cm)">
          <draw:text-box>
            <text:p><text:span text:style-name="T1">buffer</text:span></text:p>
          </draw:text-box>
        </draw:frame>
        <draw:frame draw:style-name="gr2" draw:text-style-name="P3" draw:layer="layout" svg:width="1.734cm" svg:height="0.95cm" draw:transform="rotate (-1.5707963267949) translate (11.657cm 1.7cm)">
          <draw:text-box>
            <text:p><text:span text:style-name="T2">b</text:span><text:span text:style-name="T2">u</text:span><text:span text:style-name="T2">ff</text:span><text:span text:style-name="T2">er</text:span></text:p>
          </draw:text-box>
        </draw:frame>
        <draw:g xml:id="id2" draw:id="id2">
          <draw:frame draw:style-name="gr3" draw:text-style-name="P4" draw:layer="layout" svg:width="1.205cm" svg:height="0.95cm" svg:x="9.252cm" svg:y="7.55cm">
            <draw:text-box>
              <text:p><text:span text:style-name="T1">cell</text:span></text:p>
            </draw:text-box>
          </draw:frame>
          <draw:custom-shape draw:style-name="gr4" draw:text-style-name="P6" draw:layer="layout" svg:width="1.6cm" svg:height="1.6cm" svg:x="7.857cm" svg:y="6.75cm">
            <text:p text:style-name="P5"><text:span text:style-name="T1">T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frame draw:style-name="gr5" draw:text-style-name="P4" draw:layer="layout" svg:width="1.734cm" svg:height="0.95cm" svg:x="8.052cm" svg:y="3.15cm">
            <draw:text-box>
              <text:p><text:span text:style-name="T1">buffer</text:span></text:p>
            </draw:text-box>
          </draw:frame>
          <draw:custom-shape draw:style-name="gr4" draw:text-style-name="P6" draw:layer="layout" svg:width="1.6cm" svg:height="1.6cm" svg:x="6.657cm" svg:y="2.35cm">
            <text:p text:style-name="P5"><text:span text:style-name="T1">T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frame draw:style-name="gr6" draw:text-style-name="P4" draw:layer="layout" svg:width="1.471cm" svg:height="0.95cm" svg:x="2.552cm" svg:y="6.35cm">
            <draw:text-box>
              <text:p><text:span text:style-name="T1">cana</text:span></text:p>
            </draw:text-box>
          </draw:frame>
          <draw:custom-shape draw:style-name="gr4" draw:text-style-name="P6" draw:layer="layout" svg:width="1.6cm" svg:height="1.6cm" svg:x="1.157cm" svg:y="5.55cm">
            <text:p text:style-name="P5"><text:span text:style-name="T1">T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1" draw:layer="layout" svg:x1="6.657cm" svg:y1="3.225cm" svg:x2="7.857cm" svg:y2="7.625cm" draw:start-shape="id1" draw:start-glue-point="3" draw:end-shape="id2" draw:end-glue-point="3" svg:d="M6657 3225h-518v4400h1718" svg:viewBox="0 0 1719 4401">
          <text:p/>
        </draw:connector>
        <draw:connector draw:style-name="gr7" draw:text-style-name="P1" draw:layer="layout" svg:x1="9.157cm" svg:y1="6.75cm" svg:x2="8.221cm" svg:y2="4.1cm" draw:start-shape="id2" draw:start-glue-point="0" draw:end-shape="id1" draw:end-glue-point="2" svg:d="M9157 6750v-1334h-936v-1316" svg:viewBox="0 0 937 2651">
          <text:p/>
        </draw:connector>
        <draw:connector draw:style-name="gr7" draw:text-style-name="P1" draw:layer="layout" svg:x1="9.157cm" svg:y1="8.5cm" svg:x2="2.59cm" svg:y2="7.3cm" draw:start-shape="id2" draw:start-glue-point="2" draw:end-shape="id3" draw:end-glue-point="2" svg:d="M9157 8500v500h-6567v-1700" svg:viewBox="0 0 6568 1701">
          <text:p/>
        </draw:connector>
        <draw:connector draw:style-name="gr7" draw:text-style-name="P1" draw:layer="layout" draw:line-skew="-0.432cm" svg:x1="2.59cm" svg:y1="5.55cm" svg:x2="8.221cm" svg:y2="2.35cm" draw:start-shape="id3" draw:start-glue-point="0" draw:end-shape="id1" draw:end-glue-point="0" svg:d="M2590 5550v-4150h5631v950" svg:viewBox="0 0 5632 4151">
          <text:p/>
        </draw:connector>
        <draw:custom-shape draw:style-name="gr8" draw:text-style-name="P1" draw:layer="layout" svg:width="5.4cm" svg:height="4.1cm" svg:x="5.757cm" svg:y="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cm" svg:height="4.6cm" svg:x="0.857cm" svg:y="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05cm" svg:height="0.95cm" draw:transform="rotate (-1.5707963267949) translate (11.7cm 6.323cm)">
          <draw:text-box>
            <text:p><text:span text:style-name="T2">cell</text:span></text:p>
          </draw:text-box>
        </draw:frame>
        <draw:frame draw:style-name="gr11" draw:text-style-name="P3" draw:layer="layout" svg:width="2.5cm" svg:height="0.95cm" draw:transform="rotate (-1.5707963267949) translate (5.407cm 6.2cm)">
          <draw:text-box>
            <text:p><text:span text:style-name="T2">cana</text:span><text:span text:style-name="T2">liculi</text:span></text:p>
          </draw:text-box>
        </draw:frame>
        <draw:frame draw:style-name="gr12" draw:text-style-name="P7" draw:layer="layout" svg:width="1.823cm" svg:height="0.818cm" draw:transform="rotate (-1.5707963267949) translate (6.857cm 4.676cm)">
          <draw:text-box>
            <text:p><text:span text:style-name="T3">imp</text:span><text:span text:style-name="T3">ort</text:span></text:p>
          </draw:text-box>
        </draw:frame>
        <draw:frame draw:style-name="gr13" draw:text-style-name="P7" draw:layer="layout" svg:width="3.144cm" svg:height="0.818cm" svg:x="8.057cm" svg:y="4.6cm">
          <draw:text-box>
            <text:p><text:span text:style-name="T3">expor</text:span><text:span text:style-name="T3">t_sin</text:span><text:span text:style-name="T3">us</text:span></text:p>
          </draw:text-box>
        </draw:frame>
        <draw:frame draw:style-name="gr14" draw:text-style-name="P7" draw:layer="layout" svg:width="2.923cm" svg:height="0.818cm" svg:x="4.957cm" svg:y="8.8cm">
          <draw:text-box>
            <text:p><text:span text:style-name="T3">expor</text:span><text:span text:style-name="T3">t_can</text:span><text:span text:style-name="T3">a</text:span></text:p>
          </draw:text-box>
        </draw:frame>
        <draw:frame draw:style-name="gr12" draw:text-style-name="P7" draw:layer="layout" svg:width="1.823cm" svg:height="0.818cm" svg:x="2.534cm" svg:y="1.3cm">
          <draw:text-box>
            <text:p><text:span text:style-name="T3">reflu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2:03:39.264030136</meta:creation-date>
    <dc:date>2016-10-03T13:19:24.014379497</dc:date>
    <meta:editing-duration>PT26M5S</meta:editing-duration>
    <meta:editing-cycles>5</meta:editing-cycles>
    <meta:generator>LibreOffice/5.1.5.2$Linux_X86_64 LibreOffice_project/10m0$Build-2</meta:generator>
    <meta:document-statistic meta:object-count="24"/>
  </office:meta>
</office:document-meta>
</file>